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0.933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4.773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1.588cm"/>
    </style:style>
    <style:style style:name="co8" style:family="table-column">
      <style:table-column-properties fo:break-before="auto" style:column-width="3.521cm"/>
    </style:style>
    <style:style style:name="co9" style:family="table-column">
      <style:table-column-properties fo:break-before="auto" style:column-width="2.295cm"/>
    </style:style>
    <style:style style:name="co10" style:family="table-column">
      <style:table-column-properties fo:break-before="auto" style:column-width="3.875cm"/>
    </style:style>
    <style:style style:name="co11" style:family="table-column">
      <style:table-column-properties fo:break-before="auto" style:column-width="3.194cm"/>
    </style:style>
    <style:style style:name="co12" style:family="table-column">
      <style:table-column-properties fo:break-before="auto" style:column-width="3.304cm"/>
    </style:style>
    <style:style style:name="co13" style:family="table-column">
      <style:table-column-properties fo:break-before="auto" style:column-width="3.902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" style:family="table-cell" style:parent-style-name="Default" style:data-style-name="N37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4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4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row table:style-name="ro1">
          <table:table-cell/>
          <table:table-cell office:value-type="string" calcext:value-type="string">
            <text:p>Ряд</text:p>
          </table:table-cell>
          <table:table-cell office:value-type="string" calcext:value-type="string">
            <text:p>Ванны</text:p>
          </table:table-cell>
          <table:table-cell office:value-type="string" calcext:value-type="string">
            <text:p>Имена</text:p>
          </table:table-cell>
          <table:table-cell office:value-type="string" calcext:value-type="string">
            <text:p>Принадлежность к бригаде</text:p>
          </table:table-cell>
          <table:table-cell table:style-name="ce1" office:value-type="string" calcext:value-type="string">
            <text:p>Даты чистки</text:p>
          </table:table-cell>
          <table:table-cell office:value-type="string" calcext:value-type="string">
            <text:p>Примечания</text:p>
          </table:table-cell>
          <table:table-cell office:value-type="string" calcext:value-type="string">
            <text:p>Подъём</text:p>
          </table:table-cell>
          <table:table-cell office:value-type="string" calcext:value-type="string">
            <text:p>Количество анодов</text:p>
          </table:table-cell>
          <table:table-cell table:style-name="ce1" office:value-type="string" calcext:value-type="string">
            <text:p>Дата чистки</text:p>
          </table:table-cell>
          <table:table-cell office:value-type="string" calcext:value-type="string">
            <text:p>Почищено на машине</text:p>
          </table:table-cell>
          <table:table-cell office:value-type="string" calcext:value-type="string">
            <text:p>Почищено вручную</text:p>
          </table:table-cell>
          <table:table-cell office:value-type="string" calcext:value-type="string">
            <text:p>Заменено анодов</text:p>
          </table:table-cell>
          <table:table-cell office:value-type="string" calcext:value-type="string">
            <text:p>Анодов на замену</text:p>
          </table:table-cell>
          <table:table-cell office:value-type="string" calcext:value-type="string">
            <text:p>Примечание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 table:number-columns-spanned="12" table:number-rows-spanned="1">
            <text:p>Список</text:p>
          </table:table-cell>
          <table:covered-table-cell/>
          <table:covered-table-cell table:style-name="ce1"/>
          <table:covered-table-cell table:number-columns-repeated="3"/>
          <table:covered-table-cell table:style-name="ce1"/>
          <table:covered-table-cell table:number-columns-repeated="5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4" table:number-rows-spanned="1">
            <text:p>Список class cell (cellname, team, cellclearninginfo)</text:p>
          </table:table-cell>
          <table:covered-table-cell/>
          <table:covered-table-cell table:style-name="ce1"/>
          <table:covered-table-cell/>
          <table:table-cell table:style-name="ce2" office:value-type="string" calcext:value-type="string" table:number-columns-spanned="8" table:number-rows-spanned="1">
            <text:p>Список class take (takenum, takecount, takeclearning)</text:p>
          </table:table-cell>
          <table:covered-table-cell/>
          <table:covered-table-cell table:style-name="ce1"/>
          <table:covered-table-cell table:number-columns-repeated="5"/>
        </table:table-row>
        <table:table-row table:style-name="ro2">
          <table:table-cell office:value-type="string" calcext:value-type="string">
            <text:p>Тип последовательности</text:p>
          </table:table-cell>
          <table:table-cell table:number-columns-repeated="2"/>
          <table:table-cell table:style-name="ce2"/>
          <table:table-cell/>
          <table:table-cell table:style-name="ce3" office:value-type="string" calcext:value-type="string" table:number-columns-spanned="2" table:number-rows-spanned="1">
            <text:p>Список, class cellclearning (datecellclear, cellnote)</text:p>
          </table:table-cell>
          <table:covered-table-cell/>
          <table:table-cell table:number-columns-repeated="2"/>
          <table:table-cell table:style-name="ce2" office:value-type="string" calcext:value-type="string" table:number-columns-spanned="6" table:number-rows-spanned="1">
            <text:p>Список, class takeclearning (datetakeclear, machclear, handclear, chanched, broken, takenote)</text:p>
          </table:table-cell>
          <table:covered-table-cell table:number-columns-repeated="5"/>
        </table:table-row>
        <table:table-row table:style-name="ro1">
          <table:table-cell table:number-columns-repeated="3"/>
          <table:table-cell table:style-name="ce2"/>
          <table:table-cell/>
          <table:table-cell table:style-name="ce2"/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Тип данных</text:p>
          </table:table-cell>
          <table:table-cell table:number-columns-repeated="2"/>
          <table:table-cell office:value-type="string" calcext:value-type="string">
            <text:p>Текст</text:p>
          </table:table-cell>
          <table:table-cell office:value-type="string" calcext:value-type="string">
            <text:p>Число</text:p>
          </table:table-cell>
          <table:table-cell table:style-name="ce1" office:value-type="string" calcext:value-type="string">
            <text:p>Текст</text:p>
          </table:table-cell>
          <table:table-cell office:value-type="string" calcext:value-type="string">
            <text:p>Текст</text:p>
          </table:table-cell>
          <table:table-cell table:number-columns-repeated="2" office:value-type="string" calcext:value-type="string">
            <text:p>Число</text:p>
          </table:table-cell>
          <table:table-cell table:style-name="ce1" office:value-type="string" calcext:value-type="string">
            <text:p>Текст</text:p>
          </table:table-cell>
          <table:table-cell table:number-columns-repeated="4" office:value-type="string" calcext:value-type="string">
            <text:p>Число</text:p>
          </table:table-cell>
          <table:table-cell office:value-type="string" calcext:value-type="string">
            <text:p>Текст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А1</text:p>
          </table:table-cell>
          <table:table-cell office:value-type="float" office:value="5" calcext:value-type="float">
            <text:p>5</text:p>
          </table:table-cell>
          <table:table-cell office:value-type="date" office:date-value="2022-04-12" calcext:value-type="date">
            <text:p>12.04.22</text:p>
          </table:table-cell>
          <table:table-cell office:value-type="string" calcext:value-type="string">
            <text:p>Примечание 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date" office:date-value="2022-04-12" calcext:value-type="date">
            <text:p>12.04.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имечание анодов 1</text:p>
          </table:table-cell>
        </table:table-row>
        <table:table-row table:style-name="ro1">
          <table:table-cell table:number-columns-repeated="3"/>
          <table:table-cell table:formula="of:=T([.C7])">
            <text:p/>
          </table:table-cell>
          <table:table-cell/>
          <table:table-cell office:value-type="date" office:date-value="2022-04-13" calcext:value-type="date">
            <text:p>13.04.22</text:p>
          </table:table-cell>
          <table:table-cell office:value-type="string" calcext:value-type="string">
            <text:p>Примечание 2</text:p>
          </table:table-cell>
          <table:table-cell table:number-columns-repeated="2"/>
          <table:table-cell office:value-type="date" office:date-value="2022-04-13" calcext:value-type="date">
            <text:p>13.04.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имечание анодов 2</text:p>
          </table:table-cell>
        </table:table-row>
        <table:table-row table:style-name="ro1">
          <table:table-cell table:number-columns-repeated="5"/>
          <table:table-cell office:value-type="date" office:date-value="2022-04-14" calcext:value-type="date">
            <text:p>14.04.22</text:p>
          </table:table-cell>
          <table:table-cell office:value-type="string" calcext:value-type="string">
            <text:p>Примечание 3</text:p>
          </table:table-cell>
          <table:table-cell table:number-columns-repeated="2"/>
          <table:table-cell office:value-type="date" office:date-value="2022-04-14" calcext:value-type="date">
            <text:p>14.04.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имечание анодов 3</text:p>
          </table:table-cell>
        </table:table-row>
        <table:table-row table:style-name="ro1">
          <table:table-cell table:number-columns-repeated="5"/>
          <table:table-cell office:value-type="date" office:date-value="2022-04-15" calcext:value-type="date">
            <text:p>15.04.22</text:p>
          </table:table-cell>
          <table:table-cell office:value-type="string" calcext:value-type="string">
            <text:p>Примечание 4</text:p>
          </table:table-cell>
          <table:table-cell table:number-columns-repeated="2"/>
          <table:table-cell office:value-type="date" office:date-value="2022-04-15" calcext:value-type="date">
            <text:p>15.04.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мечание анодов 4</text:p>
          </table:table-cell>
        </table:table-row>
        <table:table-row table:style-name="ro1">
          <table:table-cell table:number-columns-repeated="5"/>
          <table:table-cell office:value-type="date" office:date-value="2022-04-16" calcext:value-type="date">
            <text:p>16.04.22</text:p>
          </table:table-cell>
          <table:table-cell office:value-type="string" calcext:value-type="string">
            <text:p>Примечание 5</text:p>
          </table:table-cell>
          <table:table-cell table:number-columns-repeated="2"/>
          <table:table-cell office:value-type="date" office:date-value="2022-04-16" calcext:value-type="date">
            <text:p>16.04.2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Примечание анодов 5</text:p>
          </table:table-cell>
        </table:table-row>
        <table:table-row table:style-name="ro1">
          <table:table-cell table:number-columns-repeated="5"/>
          <table:table-cell office:value-type="date" office:date-value="2022-04-17" calcext:value-type="date">
            <text:p>17.04.22</text:p>
          </table:table-cell>
          <table:table-cell office:value-type="string" calcext:value-type="string">
            <text:p>Примечание 6</text:p>
          </table:table-cell>
          <table:table-cell table:number-columns-repeated="2"/>
          <table:table-cell office:value-type="date" office:date-value="2022-04-17" calcext:value-type="date">
            <text:p>17.04.2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Примечание анодов 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6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5T21:17:21.435950600</meta:creation-date>
    <dc:date>2022-04-16T00:10:11.230508868</dc:date>
    <meta:editing-duration>PT1H32M16S</meta:editing-duration>
    <meta:editing-cycles>8</meta:editing-cycles>
    <meta:generator>LibreOffice/6.4.7.2$Linux_X86_64 LibreOffice_project/40$Build-2</meta:generator>
    <meta:document-statistic meta:table-count="1" meta:cell-count="88" meta:object-count="0"/>
  </office:meta>
</office:document-meta>
</file>